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9.712cm"/>
    </style:style>
    <style:style style:name="co3" style:family="table-column">
      <style:table-column-properties fo:break-before="auto" style:column-width="6.65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fo:border-left="none" fo:border-right="0.002cm solid #000000" fo:border-top="none" style:vertical-align="top"/>
      <style:text-properties fo:color="#00000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="none" style:vertical-align="top"/>
      <style:text-properties fo:color="#00000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language="none" fo:country="none" style:font-size-asian="10pt" style:font-size-complex="10pt"/>
    </style:style>
    <style:style style:name="T2" style:family="text">
      <style:text-properties fo:color="#000000" style:font-name="Arial" fo:font-size="10pt" style:font-size-asian="10pt" style:font-size-complex="10pt"/>
    </style:style>
  </office:automatic-styles>
  <office:body>
    <office:spreadsheet>
      <table:table table:name="Product Incremen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table:number-columns-spanned="3" table:number-rows-spanned="1">
            <text:p>Product Increment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1022"/>
        </table:table-row>
        <table:table-row table:style-name="ro2">
          <table:table-cell table:style-name="ce3" office:value-type="string">
            <text:p>Item ID</text:p>
          </table:table-cell>
          <table:table-cell table:style-name="ce3" office:value-type="string">
            <text:p>Beschreibung / Task</text:p>
          </table:table-cell>
          <table:table-cell table:style-name="ce7" office:value-type="string">
            <text:p>Kategorie / Paket</text:p>
          </table:table-cell>
          <table:table-cell table:number-columns-repeated="1019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Ausarbeitung der Zieldefinition</text:p>
          </table:table-cell>
          <table:table-cell table:style-name="ce8" office:value-type="string">
            <text:p>Vorbereitung und Zieldefinition </text:p>
          </table:table-cell>
          <table:table-cell table:number-columns-repeated="1019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 office:value-type="string">
            <text:p>Erstellung Zeitplan</text:p>
          </table:table-cell>
          <table:table-cell table:style-name="ce8" office:value-type="string">
            <text:p>Vorbereitung und Zieldefinition </text:p>
          </table:table-cell>
          <table:table-cell table:number-columns-repeated="1019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 office:value-type="string">
            <text:p>Erstellung Pflichtenheft</text:p>
          </table:table-cell>
          <table:table-cell table:style-name="ce8" office:value-type="string">
            <text:p>Vorbereitung und Zieldefinition </text:p>
          </table:table-cell>
          <table:table-cell table:number-columns-repeated="1019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 office:value-type="string">
            <text:p>Recherche zu erfolgreicher Kommunikation</text:p>
          </table:table-cell>
          <table:table-cell table:style-name="ce8" office:value-type="string">
            <text:p>Vorbereitung und Zieldefinition </text:p>
          </table:table-cell>
          <table:table-cell table:number-columns-repeated="101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5" office:value-type="string">
            <text:p><text:span text:style-name="T1">Sammeln themenspezifischer Fragen zur</text:span></text:p>
            <text:p><text:span text:style-name="T2">Erfassung der Problematik eines LMS</text:span></text:p>
          </table:table-cell>
          <table:table-cell table:style-name="ce8" office:value-type="string">
            <text:p>Vorbereitung und Zieldefinition </text:p>
          </table:table-cell>
          <table:table-cell table:number-columns-repeated="1019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6"/>
          <table:table-cell table:style-name="Default"/>
          <table:table-cell table:number-columns-repeated="1019"/>
        </table:table-row>
        <table:table-row table:style-name="ro2" table:number-rows-repeated="1048537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5.04.2016</text:date>, <text:time>22:39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Jünemann</meta:initial-creator>
    <meta:creation-date>2016-04-05T12:40:38.01</meta:creation-date>
    <dc:date>2016-04-05T22:39:57.07</dc:date>
    <meta:editing-duration>PT58M12S</meta:editing-duration>
    <meta:editing-cycles>24</meta:editing-cycles>
    <meta:generator>OpenOffice/4.1.2$Win32 OpenOffice.org_project/412m3$Build-9782</meta:generator>
    <dc:creator>Tobias Jünemann</dc:creator>
    <meta:document-statistic meta:table-count="1" meta:cell-count="49" meta:object-count="0"/>
  </office:meta>
</office:document-meta>
</file>